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2347in" fo:margin-left="0.6188in" fo:margin-right="1.0715in" table:align="margins"/>
    </style:style>
    <style:style style:name="Table1.A" style:family="table-column">
      <style:table-column-properties style:column-width="2.8389in" style:rel-column-width="4088*"/>
    </style:style>
    <style:style style:name="Table1.B" style:family="table-column">
      <style:table-column-properties style:column-width="2.3958in" style:rel-column-width="345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**** Feel Free to Update any part of this, a lot of this is going off of memory ****************/</text:p>
      <text:p text:style-name="Standard">/****** Projects in this report: <text:s/>Rotate to Orange, Follow Orange Tape, Kinect Obstacle Course, Find and Pick up Goal Object *************************************************************/</text:p>
      <text:p text:style-name="Standard"/>
      <text:list xml:id="list1828012661" text:style-name="L1">
        <text:list-item>
          <text:list>
            <text:list-item>
              <text:p text:style-name="P1">Team Members and Responsibilities</text:p>
            </text:list-item>
          </text:list>
        </text:list-item>
      </text:list>
      <text:p text:style-name="Standard"><text:tab/><text:tab/>Charles Hart – Group Leader, involved on all tasks</text:p>
      <text:p text:style-name="Standard"><text:tab/><text:tab/>Ken Watka – Transform, Path Planning, CostMap, Obstacle Detection</text:p>
      <text:p text:style-name="Standard"><text:tab/><text:tab/>Steven Crilley – Image Processing, Rotate to Orange, Find and Pick up Goal Object</text:p>
      <text:p text:style-name="Standard"><text:tab/><text:tab/>Kan – Transform</text:p>
      <text:p text:style-name="Standard"/>
      <text:list xml:id="list1842970299" text:style-name="L2">
        <text:list-item>
          <text:list>
            <text:list-item>
              <text:p text:style-name="P2">Schedule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Week</text:p>
          </table:table-cell>
          <table:table-cell table:style-name="Table1.B1" office:value-type="string">
            <text:p text:style-name="Table_20_Contents">Project</text:p>
          </table:table-cell>
        </table:table-row>
        <table:table-row>
          <table:table-cell table:style-name="Table1.A2" office:value-type="string">
            <text:p text:style-name="Table_20_Contents">Week 11</text:p>
          </table:table-cell>
          <table:table-cell table:style-name="Table1.B2" office:value-type="string">
            <text:p text:style-name="Table_20_Contents">Rotate to Orange</text:p>
          </table:table-cell>
        </table:table-row>
        <table:table-row>
          <table:table-cell table:style-name="Table1.A2" office:value-type="string">
            <text:p text:style-name="Table_20_Contents">Week 12</text:p>
          </table:table-cell>
          <table:table-cell table:style-name="Table1.B2" office:value-type="string">
            <text:p text:style-name="Table_20_Contents">Follow Orange Tape</text:p>
          </table:table-cell>
        </table:table-row>
        <table:table-row>
          <table:table-cell table:style-name="Table1.A2" office:value-type="string">
            <text:p text:style-name="Table_20_Contents">Week 13-14</text:p>
          </table:table-cell>
          <table:table-cell table:style-name="Table1.B2" office:value-type="string">
            <text:p text:style-name="Table_20_Contents">Kinect Obstacle Course</text:p>
          </table:table-cell>
        </table:table-row>
        <table:table-row>
          <table:table-cell table:style-name="Table1.A2" office:value-type="string">
            <text:p text:style-name="Table_20_Contents">Week 15</text:p>
          </table:table-cell>
          <table:table-cell table:style-name="Table1.B2" office:value-type="string">
            <text:p text:style-name="Table_20_Contents">Obstacle Course + Goal Pick Up</text:p>
          </table:table-cell>
        </table:table-row>
      </table:table>
      <text:p text:style-name="Standard"/>
      <text:list xml:id="list2036895104" text:style-name="L3">
        <text:list-item>
          <text:list>
            <text:list-item>
              <text:p text:style-name="P3">Tools</text:p>
              <text:list>
                <text:list-header>
                  <text:p text:style-name="P3">0.3.1 <text:s text:c="9"/>Git</text:p>
                </text:list-header>
              </text:list>
            </text:list-item>
          </text:list>
        </text:list-item>
      </text:list>
      <text:p text:style-name="Standard"><text:tab/><text:tab/>The team utilized Git for source control. <text:s/>The project repository can be found at <text:tab/><text:tab/><text:tab/><text:tab/><text:a xlink:type="simple" xlink:href="https://github.com/sac50/EECS376/tree/development">https://github.com/sac50/EECS376/tree/development</text:a>. <text:s/></text:p>
      <text:p text:style-name="Standard"><text:tab/><text:tab/></text:p>
      <text:list xml:id="list201290725" text:style-name="L4">
        <text:list-item>
          <text:list>
            <text:list-item>
              <text:list>
                <text:list-item>
                  <text:p text:style-name="P4">ROS Launch</text:p>
                </text:list-item>
              </text:list>
            </text:list-item>
          </text:list>
        </text:list-item>
      </text:list>
      <text:p text:style-name="Standard"><text:tab/><text:tab/>***TODO**** </text:p>
      <text:p text:style-name="Standard"><text:tab/><text:tab/>Explain which each launch file does and why we decided to use them as opposed to <text:tab/><text:tab/><text:tab/>launching every file individually. <text:s/>Explain how we had to switch to using <text:tab/><text:tab/><text:tab/><text:tab/><text:tab/>ROS_INFO_STREAM to show log msgs from the node included in the launch file. <text:s/><text:tab/><text:tab/><text:tab/>Also talk about how if a launch file only has one node, ROS_INFO will show the <text:tab/><text:tab/><text:tab/>message. <text:s/></text:p>
      <text:p text:style-name="Standard"/>
      <text:list xml:id="list1907823530" text:style-name="L5">
        <text:list-item>
          <text:list>
            <text:list-item>
              <text:p text:style-name="P5">Software Architecture</text:p>
            </text:list-item>
          </text:list>
        </text:list-item>
      </text:list>
      <text:list xml:id="list1538261600" text:style-name="L6">
        <text:list-item>
          <text:list>
            <text:list-item>
              <text:p text:style-name="P6">Node Architecture.</text:p>
              <text:list>
                <text:list-header>
                  <text:p text:style-name="P6">1.1.1 Show Diagram of all nodes and how the work together</text:p>
                </text:list-header>
              </text:list>
            </text:list-item>
          </text:list>
        </text:list-item>
      </text:list>
      <text:p text:style-name="Standard"><text:tab/><text:tab/><text:tab/></text:p>
      <text:p text:style-name="Standard"><text:tab/><text:tab/> <text:s text:c="6"/>/***** TODO *****/</text:p>
      <text:p text:style-name="Standard"><text:tab/><text:tab/> <text:s text:c="5"/>Go into detail about each node and what it does, msgs it publishes and subscribes too</text:p>
      <text:p text:style-name="Standard"><text:tab/><text:tab/> <text:s text:c="5"/>Should add this as the comment above each node!</text:p>
      <text:list xml:id="list2136298019" text:style-name="L7">
        <text:list-item>
          <text:list>
            <text:list-item>
              <text:p text:style-name="P7">Messages</text:p>
              <text:list>
                <text:list-item>
                  <text:p text:style-name="P7">Go into detail of all messages created for project</text:p>
                </text:list-item>
              </text:list>
            </text:list-item>
          </text:list>
        </text:list-item>
      </text:list>
      <text:p text:style-name="Standard"><text:tab/></text:p>
      <text:list xml:id="list1290739791" text:style-name="L8">
        <text:list-item>
          <text:list>
            <text:list-item>
              <text:p text:style-name="P8">Projects ***TODO For each one, talk about the theory of operation, implemetation of the node, example, what parameters we used and such, any observations, what went well, what was difficult.</text:p>
              <text:list>
                <text:list-item>
                  <text:p text:style-name="P8">Rotate to Orange</text:p>
                </text:list-item>
                <text:list-item>
                  <text:p text:style-name="P8">Follow Orange Tape</text:p>
                </text:list-item>
                <text:list-item>
                  <text:p text:style-name="P8">Kinect Obstacle Course</text:p>
                </text:list-item>
                <text:list-item>
                  <text:p text:style-name="P8">Goal Pick Up</text:p>
                  <text:p text:style-name="P8"><text:soft-page-break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n Crilley</meta:initial-creator>
    <meta:creation-date>2012-05-01T18:35:05</meta:creation-date>
    <dc:date>2012-05-01T19:01:30</dc:date>
    <dc:creator>Steven Crilley</dc:creator>
    <meta:editing-duration>PT00H26M26S</meta:editing-duration>
    <meta:editing-cycles>2</meta:editing-cycles>
    <meta:generator>OpenOffice.org/3.2$Linux OpenOffice.org_project/320m12$Build-9483</meta:generator>
    <meta:document-statistic meta:table-count="1" meta:image-count="0" meta:object-count="0" meta:page-count="2" meta:paragraph-count="40" meta:word-count="292" meta:character-count="1848"/>
  </office:meta>
</office:document-meta>
</file>